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1A46A2A4074.png" manifest:media-type=""/>
  <manifest:file-entry manifest:full-path="Pictures/10000000000015E0000015E08E7497CE.png" manifest:media-type=""/>
  <manifest:file-entry manifest:full-path="Pictures/1000000000000231000001A4B213688E.png" manifest:media-type=""/>
  <manifest:file-entry manifest:full-path="Pictures/1000000000000231000001A4D2F508B5.png" manifest:media-type=""/>
  <manifest:file-entry manifest:full-path="Pictures/10000000000015E0000015E05A855907.png" manifest:media-type=""/>
  <manifest:file-entry manifest:full-path="Pictures/10000000000015E0000015E09D8576FA.png" manifest:media-type=""/>
  <manifest:file-entry manifest:full-path="Pictures/10000000000001A4000002313A8384A5.png" manifest:media-type=""/>
  <manifest:file-entry manifest:full-path="Pictures/10000000000001A4000002312CAAC7F7.png" manifest:media-type=""/>
  <manifest:file-entry manifest:full-path="Pictures/10000000000001A4000002314F02BE61.png" manifest:media-type=""/>
  <manifest:file-entry manifest:full-path="Pictures/10000000000001A4000002313B5CC770.png" manifest:media-type=""/>
  <manifest:file-entry manifest:full-path="Pictures/10000000000015E0000015E01FE64400.png" manifest:media-type=""/>
  <manifest:file-entry manifest:full-path="Pictures/10000000000015E0000015E04974B833.png" manifest:media-type=""/>
  <manifest:file-entry manifest:full-path="Pictures/1000000000000231000001A4FAA44277.png" manifest:media-type=""/>
  <manifest:file-entry manifest:full-path="Pictures/1000000000000231000001A4FF64C481.png" manifest:media-type=""/>
  <manifest:file-entry manifest:full-path="Pictures/10000000000015E0000015E0CB178AC9.png" manifest:media-type=""/>
  <manifest:file-entry manifest:full-path="Pictures/1000000000000231000001A46C945685.png" manifest:media-type=""/>
  <manifest:file-entry manifest:full-path="Pictures/10000000000015E0000015E07BF47EC0.png" manifest:media-type=""/>
  <manifest:file-entry manifest:full-path="Pictures/10000000000015E0000015E0D8E66BFD.png" manifest:media-type=""/>
  <manifest:file-entry manifest:full-path="Pictures/10000000000001A400000231C277E1B6.png" manifest:media-type=""/>
  <manifest:file-entry manifest:full-path="Pictures/10000000000015E0000015E0F9974C3A.png" manifest:media-type=""/>
  <manifest:file-entry manifest:full-path="Pictures/10000000000001A4000002315AEEC25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6797"/>
    </style:style>
    <style:style style:name="P2" style:family="paragraph" style:parent-style-name="Standard">
      <style:text-properties style:font-name="FreeSans" fo:font-size="70pt" officeooo:rsid="00146797" officeooo:paragraph-rsid="00146797"/>
    </style:style>
    <style:style style:name="P3" style:family="paragraph" style:parent-style-name="Standard" style:master-page-name="">
      <style:paragraph-properties fo:margin-left="-1.247cm" fo:margin-right="0cm" fo:text-indent="0cm" style:auto-text-indent="false" style:page-number="auto"/>
    </style:style>
    <style:style style:name="P4" style:family="paragraph" style:parent-style-name="Standard" style:master-page-name="">
      <style:paragraph-properties fo:margin-left="-1.21cm" fo:margin-right="-1.021cm" fo:text-indent="0cm" style:auto-text-indent="false" style:page-number="auto"/>
      <style:text-properties fo:font-size="58pt" officeooo:rsid="00146797" officeooo:paragraph-rsid="00146797"/>
    </style:style>
    <style:style style:name="P5" style:family="paragraph" style:parent-style-name="Standard">
      <style:paragraph-properties fo:margin-left="-1.21cm" fo:margin-right="-1.021cm" fo:text-indent="0cm" style:auto-text-indent="false"/>
      <style:text-properties fo:font-size="58pt" officeooo:rsid="00146797" officeooo:paragraph-rsid="00146797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3.739cm, 2cm, 3cm, 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81cm, 2.2cm, 4.581cm, 2.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2cm, 2.2cm, 5.32cm, 2.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2cm, 2.2cm, 3.84cm, 2.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4.48cm, 2cm, 4.48cm, 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32cm, 2.2cm, 3.84cm, 2.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shadow="none" style:mirror="none" fo:clip="rect(5.32cm, 1.649cm, 3.96cm, 2.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style:mirror="none" fo:clip="rect(3.84cm, 1.649cm, 3.221cm, 2.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cm, 3.84cm, 2.76cm, 5.3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2cm, 4.581cm, 2.2cm, 4.58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2cm, 5.32cm, 2.2cm, 5.3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shadow="none" style:mirror="none" fo:clip="rect(1.649cm, 3.96cm, 2.2cm, 5.3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2cm, 4.48cm, 2cm, 4.48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2cm, 3.84cm, 2.2cm, 5.3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9" draw:name="graphics8" text:anchor-type="paragraph" svg:x="-0.102cm" svg:y="0.217cm" svg:width="3.47cm" svg:height="3.47cm" draw:z-index="15"><draw:image xlink:href="Pictures/10000000000015E0000015E0F9974C3A.png" xlink:type="simple" xlink:show="embed" xlink:actuate="onLoad"/></draw:frame><draw:frame draw:style-name="fr9" draw:name="graphics2" text:anchor-type="paragraph" svg:x="5.352cm" svg:y="0.099cm" svg:width="3.575cm" svg:height="3.575cm" draw:z-index="16"><draw:image xlink:href="Pictures/10000000000015E0000015E07BF47EC0.png" xlink:type="simple" xlink:show="embed" xlink:actuate="onLoad"/></draw:frame><draw:frame draw:style-name="fr9" draw:name="graphics3" text:anchor-type="paragraph" svg:x="11.165cm" svg:y="0.143cm" svg:width="3.588cm" svg:height="3.588cm" draw:z-index="17"><draw:image xlink:href="Pictures/10000000000015E0000015E0CB178AC9.png" xlink:type="simple" xlink:show="embed" xlink:actuate="onLoad"/></draw:frame><draw:frame draw:style-name="fr9" draw:name="graphics4" text:anchor-type="paragraph" svg:x="16.635cm" svg:y="0.076cm" svg:width="3.635cm" svg:height="3.635cm" draw:z-index="18"><draw:image xlink:href="Pictures/10000000000015E0000015E04974B833.png" xlink:type="simple" xlink:show="embed" xlink:actuate="onLoad"/></draw:frame><draw:frame draw:style-name="fr9" draw:name="graphics5" text:anchor-type="paragraph" svg:x="22.449cm" svg:y="0.055cm" svg:width="3.729cm" svg:height="3.729cm" draw:z-index="19"><draw:image xlink:href="Pictures/10000000000015E0000015E01FE64400.png" xlink:type="simple" xlink:show="embed" xlink:actuate="onLoad"/></draw:frame></text:p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><draw:frame draw:style-name="fr1" draw:name="graphics11" text:anchor-type="paragraph" svg:x="-0.078cm" svg:y="0.277cm" svg:width="3.445cm" svg:height="2.656cm" draw:z-index="0"><draw:image xlink:href="Pictures/10000000000001A4000002313B5CC770.png" xlink:type="simple" xlink:show="embed" xlink:actuate="onLoad"/></draw:frame><draw:frame draw:style-name="fr4" draw:name="graphics16" text:anchor-type="paragraph" svg:x="15.921cm" svg:y="0.42cm" svg:width="4.822cm" svg:height="2.499cm" draw:z-index="4"><draw:image xlink:href="Pictures/10000000000001A4000002314F02BE61.png" xlink:type="simple" xlink:show="embed" xlink:actuate="onLoad"/></draw:frame></text:p>
      <text:p text:style-name="Standard"><draw:frame draw:style-name="fr3" draw:name="graphics15" text:anchor-type="paragraph" svg:x="5.48cm" svg:y="0.095cm" svg:width="3.193cm" svg:height="1.612cm" draw:z-index="3"><draw:image xlink:href="Pictures/10000000000001A4000002312CAAC7F7.png" xlink:type="simple" xlink:show="embed" xlink:actuate="onLoad"/></draw:frame><draw:frame draw:style-name="fr5" draw:name="graphics19" text:anchor-type="paragraph" svg:x="11.127cm" svg:y="0.155cm" svg:width="3.445cm" svg:height="1.94cm" draw:z-index="7"><draw:image xlink:href="Pictures/10000000000001A4000002313B5CC770.png" xlink:type="simple" xlink:show="embed" xlink:actuate="onLoad"/></draw:frame><draw:frame draw:style-name="fr3" draw:name="graphics24" text:anchor-type="paragraph" svg:x="22.699cm" svg:y="0.191cm" svg:width="3.193cm" svg:height="1.612cm" draw:z-index="11"><draw:image xlink:href="Pictures/10000000000001A4000002312CAAC7F7.png" xlink:type="simple" xlink:show="embed" xlink:actuate="onLoad"/></draw:frame></text:p>
      <text:p text:style-name="Standard"/>
      <text:p text:style-name="P4"><draw:frame draw:style-name="fr2" draw:name="graphics14" text:anchor-type="paragraph" svg:x="0.302cm" svg:y="1.03cm" svg:width="2.713cm" svg:height="1.87cm" draw:z-index="2"><draw:image xlink:href="Pictures/10000000000001A4000002315AEEC25A.png" xlink:type="simple" xlink:show="embed" xlink:actuate="onLoad"/></draw:frame><draw:frame draw:style-name="fr2" draw:name="graphics13" text:anchor-type="paragraph" svg:x="5.768cm" svg:y="0.898cm" svg:width="2.713cm" svg:height="1.87cm" draw:z-index="6"><draw:image xlink:href="Pictures/10000000000001A4000002315AEEC25A.png" xlink:type="simple" xlink:show="embed" xlink:actuate="onLoad"/></draw:frame><draw:frame draw:style-name="fr8" draw:name="graphics12" text:anchor-type="paragraph" svg:x="11.322cm" svg:y="1.12cm" svg:width="3.022cm" svg:height="2.277cm" draw:z-index="1"><draw:image xlink:href="Pictures/10000000000001A400000231C277E1B6.png" xlink:type="simple" xlink:show="embed" xlink:actuate="onLoad"/></draw:frame><draw:frame draw:style-name="fr6" draw:name="graphics20" text:anchor-type="paragraph" svg:x="16.835cm" svg:y="1.457cm" svg:width="3.595cm" svg:height="2.198cm" draw:z-index="8"><draw:image xlink:href="Pictures/10000000000001A4000002313A8384A5.png" xlink:type="simple" xlink:show="embed" xlink:actuate="onLoad"/></draw:frame><draw:frame draw:style-name="fr7" draw:name="graphics25" text:anchor-type="paragraph" svg:x="22.786cm" svg:y="1.423cm" svg:width="3.022cm" svg:height="1.61cm" draw:z-index="12"><draw:image xlink:href="Pictures/10000000000001A400000231C277E1B6.png" xlink:type="simple" xlink:show="embed" xlink:actuate="onLoad"/></draw:frame> <text:s text:c="10"/><text:tab/> </text:p>
      <text:p text:style-name="P5"><draw:frame draw:style-name="fr6" draw:name="graphics17" text:anchor-type="paragraph" svg:x="5.283cm" svg:y="0.457cm" svg:width="3.595cm" svg:height="2.198cm" draw:z-index="5"><draw:image xlink:href="Pictures/10000000000001A4000002313A8384A5.png" xlink:type="simple" xlink:show="embed" xlink:actuate="onLoad"/></draw:frame><draw:frame draw:style-name="fr1" draw:name="graphics1" text:anchor-type="paragraph" svg:x="22.5cm" svg:y="0.679cm" svg:width="3.445cm" svg:height="2.656cm" draw:z-index="13"><draw:image xlink:href="Pictures/10000000000001A4000002313B5CC770.png" xlink:type="simple" xlink:show="embed" xlink:actuate="onLoad"/></draw:frame><draw:frame draw:style-name="fr4" draw:name="graphics23" text:anchor-type="paragraph" svg:x="-1.071cm" svg:y="0.409cm" svg:width="4.822cm" svg:height="2.499cm" draw:z-index="10"><draw:image xlink:href="Pictures/10000000000001A4000002314F02BE61.png" xlink:type="simple" xlink:show="embed" xlink:actuate="onLoad"/></draw:frame><draw:frame draw:style-name="fr3" draw:name="graphics7" text:anchor-type="paragraph" svg:x="11.151cm" svg:y="1.042cm" svg:width="3.193cm" svg:height="1.612cm" draw:z-index="14"><draw:image xlink:href="Pictures/10000000000001A4000002312CAAC7F7.png" xlink:type="simple" xlink:show="embed" xlink:actuate="onLoad"/></draw:frame><draw:frame draw:style-name="fr7" draw:name="graphics21" text:anchor-type="paragraph" svg:x="17.145cm" svg:y="1.349cm" svg:width="3.022cm" svg:height="1.61cm" draw:z-index="9"><draw:image xlink:href="Pictures/10000000000001A400000231C277E1B6.png" xlink:type="simple" xlink:show="embed" xlink:actuate="onLoad"/></draw:frame></text:p>
      <text:p text:style-name="Standard"/>
      <text:p text:style-name="Standard"/>
      <text:p text:style-name="P1"><draw:frame draw:style-name="fr9" draw:name="graphics6" text:anchor-type="paragraph" svg:x="-0.436cm" svg:y="0.245cm" svg:width="3.397cm" svg:height="3.397cm" draw:z-index="20"><draw:image xlink:href="Pictures/10000000000015E0000015E09D8576FA.png" xlink:type="simple" xlink:show="embed" xlink:actuate="onLoad"/></draw:frame><draw:frame draw:style-name="fr10" draw:name="graphics9" text:anchor-type="paragraph" svg:x="2.946cm" svg:y="0.115cm" svg:width="2.198cm" svg:height="3.595cm" draw:z-index="21"><draw:image xlink:href="Pictures/1000000000000231000001A46C945685.png" xlink:type="simple" xlink:show="embed" xlink:actuate="onLoad"/></draw:frame></text:p>
      <text:p text:style-name="P2"><draw:frame draw:style-name="fr11" draw:name="graphics10" text:anchor-type="paragraph" svg:x="5.26cm" svg:y="0.102cm" svg:width="1.87cm" svg:height="2.713cm" draw:z-index="22"><draw:image xlink:href="Pictures/1000000000000231000001A4FAA44277.png" xlink:type="simple" xlink:show="embed" xlink:actuate="onLoad"/></draw:frame><draw:frame draw:style-name="fr12" draw:name="graphics18" text:anchor-type="paragraph" svg:x="7.094cm" svg:y="0.005cm" svg:width="1.612cm" svg:height="3.193cm" draw:z-index="23"><draw:image xlink:href="Pictures/1000000000000231000001A4FF64C481.png" xlink:type="simple" xlink:show="embed" xlink:actuate="onLoad"/></draw:frame><draw:frame draw:style-name="fr9" draw:name="graphics22" text:anchor-type="paragraph" svg:x="12.601cm" svg:y="0cm" svg:width="3.291cm" svg:height="3.291cm" draw:z-index="24"><draw:image xlink:href="Pictures/10000000000015E0000015E05A855907.png" xlink:type="simple" xlink:show="embed" xlink:actuate="onLoad"/></draw:frame><draw:frame draw:style-name="fr11" draw:name="graphics26" text:anchor-type="paragraph" svg:x="16.494cm" svg:y="0.189cm" svg:width="1.87cm" svg:height="2.713cm" draw:z-index="25"><draw:image xlink:href="Pictures/1000000000000231000001A4FAA44277.png" xlink:type="simple" xlink:show="embed" xlink:actuate="onLoad"/></draw:frame><draw:frame draw:style-name="fr12" draw:name="graphics27" text:anchor-type="paragraph" svg:x="18.487cm" svg:y="0.071cm" svg:width="1.612cm" svg:height="3.193cm" draw:z-index="26"><draw:image xlink:href="Pictures/1000000000000231000001A4FF64C481.png" xlink:type="simple" xlink:show="embed" xlink:actuate="onLoad"/></draw:frame><draw:frame draw:style-name="fr13" draw:name="graphics28" text:anchor-type="paragraph" svg:x="20.754cm" svg:y="0.093cm" svg:width="1.61cm" svg:height="3.022cm" draw:z-index="27"><draw:image xlink:href="Pictures/1000000000000231000001A4D2F508B5.png" xlink:type="simple" xlink:show="embed" xlink:actuate="onLoad"/></draw:frame><draw:frame draw:style-name="fr9" draw:name="graphics29" text:anchor-type="paragraph" svg:x="-0.436cm" svg:y="4.383cm" svg:width="3.498cm" svg:height="3.498cm" draw:z-index="28"><draw:image xlink:href="Pictures/10000000000015E0000015E0D8E66BFD.png" xlink:type="simple" xlink:show="embed" xlink:actuate="onLoad"/></draw:frame><draw:frame draw:style-name="fr12" draw:name="graphics30" text:anchor-type="paragraph" svg:x="3.06cm" svg:y="4.568cm" svg:width="1.612cm" svg:height="3.193cm" draw:z-index="29"><draw:image xlink:href="Pictures/1000000000000231000001A4FF64C481.png" xlink:type="simple" xlink:show="embed" xlink:actuate="onLoad"/></draw:frame><draw:frame draw:style-name="fr14" draw:name="graphics31" text:anchor-type="paragraph" svg:x="6.981cm" svg:y="4.477cm" svg:width="1.94cm" svg:height="3.445cm" draw:z-index="30"><draw:image xlink:href="Pictures/1000000000000231000001A4B213688E.png" xlink:type="simple" xlink:show="embed" xlink:actuate="onLoad"/></draw:frame><draw:frame draw:style-name="fr9" draw:name="graphics32" text:anchor-type="paragraph" svg:x="12.548cm" svg:y="4.256cm" svg:width="3.473cm" svg:height="3.473cm" draw:z-index="31"><draw:image xlink:href="Pictures/10000000000015E0000015E08E7497CE.png" xlink:type="simple" xlink:show="embed" xlink:actuate="onLoad"/></draw:frame><draw:frame draw:style-name="fr13" draw:name="graphics33" text:anchor-type="paragraph" svg:x="16.284cm" svg:y="4.547cm" svg:width="1.61cm" svg:height="3.022cm" draw:z-index="32"><draw:image xlink:href="Pictures/1000000000000231000001A4D2F508B5.png" xlink:type="simple" xlink:show="embed" xlink:actuate="onLoad"/></draw:frame><draw:frame draw:style-name="fr15" draw:name="graphics34" text:anchor-type="paragraph" svg:x="20.022cm" svg:y="3.748cm" svg:width="2.499cm" svg:height="4.822cm" draw:z-index="33"><draw:image xlink:href="Pictures/1000000000000231000001A46A2A40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11cm" fo:margin-bottom="1.9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6:25:18.233925176</meta:creation-date>
    <dc:date>2014-06-09T20:42:43.615834678</dc:date>
    <meta:editing-duration>PT11H31M17S</meta:editing-duration>
    <meta:editing-cycles>4</meta:editing-cycles>
    <meta:generator>LibreOffice/4.1.3.2$Linux_X86_64 LibreOffice_project/410m0$Build-2</meta:generator>
    <meta:print-date>2014-04-29T08:48:35.710000000</meta:print-date>
    <meta:document-statistic meta:table-count="0" meta:image-count="34" meta:object-count="0" meta:page-count="1" meta:paragraph-count="1" meta:word-count="0" meta:character-count="13" meta:non-whitespace-character-count="0"/>
  </office:meta>
</office:document-meta>
</file>